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ed5"/>
    </style:style>
    <style:style style:name="P2" style:family="paragraph" style:parent-style-name="Standard">
      <style:text-properties fo:color="#c9211e" loext:opacity="100%" officeooo:rsid="000f7ed5" officeooo:paragraph-rsid="000f7ed5"/>
    </style:style>
    <style:style style:name="T1" style:family="text">
      <style:text-properties officeooo:rsid="000f7ed5"/>
    </style:style>
    <style:style style:name="T2" style:family="text">
      <style:text-properties officeooo:rsid="000fd8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baçal 6 = 15.97342</text:span>, 58.49364</text:p>
      <text:p text:style-name="P2">Cabaçal 5 <text:span text:style-name="T2">= 15.10764, 58.475</text:span></text:p>
      <text:p text:style-name="P2">Cabaçal 4 <text:span text:style-name="T2">= 15.10908, 58.46278</text:span></text:p>
      <text:p text:style-name="P2">Cabaçal 3 <text:span text:style-name="T2">= 15.11808, 58.43897</text:span></text:p>
      <text:p text:style-name="P2">Cabaçal 2 <text:span text:style-name="T2">= 15.27828, 58.27472</text:span></text:p>
      <text:p text:style-name="P2">Cabaçal 1 <text:span text:style-name="T2">= 15.40319, 58.0984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0:45:12.771857618</meta:creation-date>
    <dc:date>2022-05-23T11:23:49.094629212</dc:date>
    <meta:editing-duration>PT7M29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6" meta:word-count="30" meta:character-count="178" meta:non-whitespace-character-count="154"/>
  </office:meta>
</office:document-meta>
</file>